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DDFB6A8883B26EEF.png" manifest:media-type="image/png"/>
  <manifest:file-entry manifest:full-path="Pictures/100002F90000051000000510D098C07FB7A0188E.svg" manifest:media-type="image/svg+xml"/>
  <manifest:file-entry manifest:full-path="Pictures/100000010000002D0000002DB03AA625AE9B8A7A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adornments="Bold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2.64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34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43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4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1" fo:font-size="15pt" fo:font-style="italic" style:font-size-asian="15pt" style:font-style-asian="italic" style:font-size-complex="15pt" style:font-style-complex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1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1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1" fo:font-size="4.90000009536743pt" fo:font-style="italic" fo:font-weight="bold" fo:background-color="transparent" style:font-size-asian="5.40000009536743pt" style:font-weight-asian="bold" style:font-size-complex="5.40000009536743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1pt" fo:text-shadow="none" style:text-underline-style="none" style:font-size-asian="11pt" style:font-size-complex="11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>
      <loext:graphic-properties draw:fill="solid"/>
      <style:paragraph-properties fo:text-align="center"/>
      <style:text-properties fo:color="#111111" loext:opacity="10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1" fo:font-size="9pt" fo:font-style="italic" style:text-underline-style="none" style:font-size-asian="9pt" style:font-style-asian="italic" style:font-size-complex="9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style:font-name="Merriweather1" fo:font-size="9pt" fo:font-style="italic" style:text-underline-style="none" style:font-size-asian="9pt" style:font-style-asian="italic" style:font-size-complex="9pt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Merriweather1" fo:font-size="8pt" fo:font-style="normal" fo:font-weight="bold" fo:background-color="transparent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111111" loext:opacity="100%" style:font-name="Merriweather1" fo:font-size="15pt" fo:font-weight="bold" style:font-size-asian="15pt" style:font-weight-asian="bold" style:font-size-complex="15pt" style:font-weight-complex="bold"/>
    </style:style>
    <style:style style:name="P43" style:family="paragraph">
      <style:paragraph-properties fo:margin-left="0cm" fo:margin-right="0cm" fo:margin-top="0cm" fo:margin-bottom="0cm" fo:line-height="100%" fo:text-align="end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style:font-name="Merriweather1" fo:font-size="10.5pt" style:font-size-asian="10.5pt" style:font-size-complex="10.5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1" fo:font-style="normal" fo:font-weight="bold" style:font-style-asian="normal" style:font-weight-asian="bold" style:font-style-complex="normal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style:font-name="Merriweather1" fo:font-size="16pt" fo:font-style="italic" style:font-size-asian="16pt" style:font-style-asian="italic" style:font-size-complex="16pt" style:font-style-complex="italic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1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51" style:family="paragraph">
      <loext:graphic-properties draw:fill-color="#1c1c1c"/>
      <style:paragraph-properties fo:text-align="center"/>
    </style:style>
    <style:style style:name="P52" style:family="paragraph">
      <loext:graphic-properties draw:fill="solid"/>
      <style:paragraph-properties fo:text-align="center"/>
    </style:style>
    <style:style style:name="P53" style:family="paragraph">
      <loext:graphic-properties draw:fill="none" draw:fill-color="#ffffff"/>
      <style:paragraph-properties style:writing-mode="lr-tb"/>
      <style:text-properties fo:color="#111111" loext:opacity="100%" style:font-name="Merriweather1" fo:font-size="13pt" fo:font-weight="bold" style:font-size-asian="13pt" style:font-weight-asian="bold" style:font-size-complex="13pt" style:font-weight-complex="bold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style:font-name="Merriweather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1" fo:font-style="italic" style:font-style-asian="italic" style:font-style-complex="italic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1" fo:font-style="italic" fo:font-weight="bold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1" fo:font-style="normal" style:font-style-asian="normal" style:font-style-complex="normal"/>
    </style:style>
    <style:style style:name="P59" style:family="paragraph">
      <loext:graphic-properties draw:fill="solid"/>
      <style:paragraph-properties fo:text-align="center" style:writing-mode="lr-tb"/>
      <style:text-properties fo:color="#111111" loext:opacity="100%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1" fo:font-size="12pt" fo:font-style="italic" fo:text-shadow="none" style:text-underline-style="none" fo:font-weight="bold" style:letter-kerning="true" fo:background-color="transparent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1" fo:font-size="9pt" fo:font-style="italic" fo:text-shadow="none" style:text-underline-style="none" fo:font-weight="bold" style:letter-kerning="true" fo:background-color="transparent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1" fo:font-size="11pt" fo:font-style="italic" style:font-size-asian="11pt" style:font-style-asian="italic" style:font-size-complex="11pt" style:font-style-complex="italic"/>
    </style:style>
    <style:style style:name="T15" style:family="text">
      <style:text-properties fo:color="#111111" loext:opacity="100%" style:font-name="Merriweather1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1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111111" loext:opacity="100%" style:font-name="Merriweather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111111" loext:opacity="100%" style:font-name="Merriweather1" fo:font-size="10pt" fo:font-style="italic" style:font-size-asian="10pt" style:font-style-asian="italic" style:font-size-complex="10pt" style:font-style-complex="italic"/>
    </style:style>
    <style:style style:name="T21" style:family="text">
      <style:text-properties fo:color="#111111" loext:opacity="100%" style:font-name="Merriweather1" fo:font-size="10pt" style:font-size-asian="10pt" style:font-size-complex="10pt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6666" loext:opacity="100%" style:text-outline="false" style:text-line-through-style="none" style:text-line-through-type="none" style:font-name="Merriweather1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666666" loext:opacity="100%" style:font-name="Merriweather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Merriweather1" fo:font-size="11pt" fo:font-style="italic" fo:text-shadow="none" style:text-underline-style="none" fo:font-weight="bold" style:letter-kerning="true" fo:background-color="transparent" style:font-name-asian="Droid Sans Fallback" style:font-size-asian="11pt" style:font-style-asian="italic" style:font-weight-asian="bold" style:font-name-complex="FreeSans" style:font-size-complex="11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808080" loext:opacity="100%" style:font-name="Merriweather1" fo:font-size="10pt" fo:font-style="italic" fo:background-color="transparent" style:font-size-asian="10pt" style:font-style-asian="italic" style:font-size-complex="10pt" style:font-style-complex="italic"/>
    </style:style>
    <style:style style:name="T32" style:family="text">
      <style:text-properties fo:color="#111111" loext:opacity="100%" style:font-name="Merriweath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2pt" fo:font-style="italic" fo:text-shadow="none" style:text-underline-style="none" fo:font-weight="normal" style:letter-kerning="true" fo:background-color="transparent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111111" loext:opacity="100%" style:font-name="Merriweather1" fo:font-size="11pt" fo:text-shadow="none" style:text-underline-style="none" fo:font-weight="bold" style:font-size-asian="11pt" style:font-weight-asian="bold" style:font-size-complex="11pt" style:font-weight-complex="bold"/>
    </style:style>
    <style:style style:name="T36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39" style:family="text">
      <style:text-properties fo:font-variant="normal" fo:text-transform="none" fo:color="#666666" loext:opacity="100%" style:text-outline="false" style:text-line-through-style="none" style:text-line-through-type="none" style:font-name="Merriweather1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666666" loext:opacity="100%" style:font-name="Merriweather1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1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2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3" style:family="text">
      <style:text-properties fo:color="#111111" loext:opacity="100%" style:font-name="Merriweather1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111111" loext:opacity="100%" style:font-name="Merriweather1" fo:font-size="10.5pt" style:font-size-asian="10.5pt" style:font-size-complex="10.5pt"/>
    </style:style>
    <style:style style:name="T45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808080" loext:opacity="100%" style:text-outline="false" style:text-line-through-style="none" style:text-line-through-type="none" style:font-name="Merriweather1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style:style style:name="T48" style:family="text">
      <style:text-properties fo:color="#666666" loext:opacity="100%" style:font-name="Merriweather1" fo:font-size="9pt" fo:font-style="italic" style:text-underline-style="none" style:font-size-asian="9pt" style:font-style-asian="italic" style:font-size-complex="9pt" style:font-style-complex="italic"/>
    </style:style>
    <style:style style:name="T49" style:family="text">
      <style:text-properties fo:font-variant="normal" fo:text-transform="none" fo:color="#666666" loext:opacity="100%" style:text-outline="false" style:text-line-through-style="none" style:text-line-through-type="none" style:font-name="Merriweather1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bold" style:letter-kerning="true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solid" style:text-underline-width="auto" style:text-underline-color="font-color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111111" loext:opacity="100%" style:font-name="Merriweather1" fo:font-size="11pt" fo:font-weight="bold" style:font-size-asian="11pt" style:font-weight-asian="bold" style:font-size-complex="11pt" style:font-weight-complex="bold"/>
    </style:style>
    <style:style style:name="T53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111111" loext:opacity="100%" style:font-name="Merriweather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5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111111" loext:opacity="100%"/>
    </style:style>
    <style:style style:name="T58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333333" loext:opacity="100%" style:text-outline="false" style:text-line-through-style="none" style:text-line-through-type="none" style:font-name="Merriweather1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808080" loext:opacity="100%" style:text-outline="false" style:text-line-through-style="none" style:text-line-through-type="none" style:font-name="Merriweather1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111111" loext:opacity="100%" style:font-name="Merriweather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68" style:family="text">
      <style:text-properties fo:color="#111111" loext:opacity="100%" style:font-name="Merriweather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69" style:family="text">
      <style:text-properties fo:color="#111111" loext:opacity="100%" style:font-name="Merriweather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70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71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72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401cm">
          <draw:text-box>
            <text:p text:style-name="P1"><text:span text:style-name="T1">Summar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oftware </text:span><text:span text:style-name="T2">Engineer </text:span><text:span text:style-name="T3">(Frontend </text:span><text:span text:style-name="T3">developer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airo, Egyp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t.me/salihcodev" xlink:type="simple">telegram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salih.netlify.app/me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hm</text:span><text:span text:style-name="T8">ad</text:span><text:span text:style-name="T9"> </text:span><text:span text:style-name="T9">Sali</text:span><text:span text:style-name="T9">h</text:span></text:p>
          </draw:text-box>
        </draw:frame>
        <draw:frame draw:style-name="gr8" draw:text-style-name="P13" draw:layer="layout" svg:width="2.918cm" svg:height="0.746cm" svg:x="0.793cm" svg:y="2.967cm">
          <draw:text-box>
            <text:p><text:span text:style-name="T10">About Me 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B03AA625AE9B8A7A.png" xlink:type="simple" xlink:show="embed" xlink:actuate="onLoad" draw:mime-type="image/png"/>
        </draw:frame>
        <draw:line draw:style-name="gr11" draw:text-style-name="P17" draw:layer="layout" svg:x1="6.251cm" svg:y1="8.354cm" svg:x2="20.367cm" svg:y2="8.354cm">
          <text:p/>
        </draw:line>
        <draw:frame draw:style-name="gr12" draw:text-style-name="P18" draw:layer="layout" svg:width="2.948cm" svg:height="0.64cm" svg:x="0.763cm" svg:y="8.355cm">
          <draw:text-box>
            <text:p text:style-name="P1"><text:span text:style-name="T13">Projects</text:span></text:p>
          </draw:text-box>
        </draw:frame>
        <draw:frame draw:style-name="gr8" draw:text-style-name="P13" draw:layer="layout" svg:width="5.933cm" svg:height="0.746cm" svg:x="0.718cm" svg:y="7.904cm">
          <draw:text-box>
            <text:p><text:span text:style-name="T10">Technical </text:span><text:span text:style-name="T10">Experienc</text:span><text:span text:style-name="T10">e</text:span></text:p>
          </draw:text-box>
        </draw:frame>
        <draw:frame draw:style-name="gr13" draw:text-style-name="P20" draw:layer="layout" svg:width="18.771cm" svg:height="0.742cm" svg:x="1.144cm" svg:y="10.089cm">
          <draw:text-box>
            <text:p text:style-name="P19"><text:span text:style-name="T14">A Platform </text:span><text:span text:style-name="T14">that helps </text:span><text:span text:style-name="T14">people to sell </text:span><text:span text:style-name="T14">their products </text:span><text:span text:style-name="T14">online.</text:span></text:p>
          </draw:text-box>
        </draw:frame>
        <draw:frame draw:style-name="gr14" draw:text-style-name="P22" draw:layer="layout" svg:width="18.72cm" svg:height="0.696cm" svg:x="1.185cm" svg:y="11.371cm">
          <draw:text-box>
            <text:list text:style-name="L2">
              <text:list-item>
                <text:p text:style-name="P21"><text:span text:style-name="T15">Achieved </text:span><text:span text:style-name="T16">authorizing</text:span><text:span text:style-name="T15">/</text:span><text:span text:style-name="T16">authentica</text:span><text:span text:style-name="T16">ting</text:span><text:span text:style-name="T15"> for </text:span><text:span text:style-name="T15">user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567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4" draw:layer="layout" svg:width="2.51cm" svg:height="0.835cm" svg:x="0.757cm" svg:y="8.868cm">
          <draw:text-box>
            <text:p text:style-name="P19"><text:span text:style-name="T18"><text:a xlink:href="https://fullcart.netlify.app/" xlink:type="simple">Fullcart</text:a></text:span></text:p>
          </draw:text-box>
        </draw:frame>
        <draw:frame draw:style-name="gr17" draw:text-style-name="P22" draw:layer="layout" svg:width="18.72cm" svg:height="0.696cm" svg:x="1.185cm" svg:y="12.795cm">
          <draw:text-box>
            <text:list text:style-name="L2">
              <text:list-item>
                <text:p text:style-name="P21"><text:span text:style-name="T15">Implement</text:span><text:span text:style-name="T15">ed a </text:span><text:span text:style-name="T19">fully </text:span><text:span text:style-name="T19">functional</text:span><text:span text:style-name="T16"> </text:span><text:span text:style-name="T16">dashboard</text:span><text:span text:style-name="T15"> </text:span><text:span text:style-name="T15">to make </text:span><text:span text:style-name="T15">every </text:span><text:span text:style-name="T15">supplier </text:span><text:span text:style-name="T20">manage</text:span><text:span text:style-name="T15"> </text:span><text:span text:style-name="T15">their </text:span><text:span text:style-name="T15">products.</text:span></text:p>
              </text:list-item>
            </text:list>
          </draw:text-box>
        </draw:frame>
        <draw:frame draw:style-name="gr18" draw:text-style-name="P22" draw:layer="layout" svg:width="18.72cm" svg:height="0.696cm" svg:x="1.185cm" svg:y="14.175cm">
          <draw:text-box>
            <text:list text:style-name="L2">
              <text:list-item>
                <text:p text:style-name="P21"><text:span text:style-name="T15">Cart, wish list </text:span><text:span text:style-name="T15">and checkout </text:span><text:span text:style-name="T15">page.</text:span></text:p>
              </text:list-item>
            </text:list>
          </draw:text-box>
        </draw:frame>
        <draw:frame draw:style-name="gr19" draw:text-style-name="P22" draw:layer="layout" svg:width="18.72cm" svg:height="0.696cm" svg:x="1.185cm" svg:y="15.675cm">
          <draw:text-box>
            <text:list text:style-name="L2">
              <text:list-item>
                <text:p text:style-name="P21"><text:span text:style-name="T21">Built </text:span><text:span text:style-name="T21">single </text:span><text:span text:style-name="T21">product </text:span><text:span text:style-name="T21">page that </text:span><text:span text:style-name="T21">contains </text:span><text:span text:style-name="T16">full </text:span><text:span text:style-name="T16">details, </text:span><text:span text:style-name="T16">reviews </text:span><text:span text:style-name="T16">(categori</text:span><text:span text:style-name="T16">zed </text:span><text:span text:style-name="T16">reviews), </text:span><text:span text:style-name="T16">and basic </text:span><text:span text:style-name="T16">supplier </text:span><text:span text:style-name="T16">info</text:span><text:span text:style-name="T21">.</text:span></text:p>
              </text:list-item>
            </text:list>
          </draw:text-box>
        </draw:frame>
        <draw:frame draw:style-name="gr20" draw:text-style-name="P22" draw:layer="layout" svg:width="18.72cm" svg:height="0.696cm" svg:x="1.185cm" svg:y="11.871cm">
          <draw:text-box>
            <text:list text:style-name="L2">
              <text:list-item>
                <text:p text:style-name="P21"><text:span text:style-name="T22">Built </text:span><text:span text:style-name="T23">role</text:span><text:span text:style-name="T22"> </text:span><text:span text:style-name="T22">system for </text:span><text:span text:style-name="T22">the users’ </text:span><text:span text:style-name="T24">customers/s</text:span><text:span text:style-name="T24">uppliers</text:span></text:p>
              </text:list-item>
            </text:list>
          </draw:text-box>
        </draw:frame>
        <draw:frame draw:style-name="gr21" draw:text-style-name="P25" draw:layer="layout" svg:width="19.541cm" svg:height="2.896cm" svg:x="0.826cm" svg:y="3.819cm">
          <draw:text-box>
            <text:p text:style-name="P21"><text:span text:style-name="T25">Ahmad is </text:span><text:span text:style-name="T25">experienced </text:span><text:span text:style-name="T25">frontend </text:span><text:span text:style-name="T25">developer </text:span><text:span text:style-name="T25">with a </text:span><text:span text:style-name="T25">strong </text:span><text:span text:style-name="T25">background </text:span><text:span text:style-name="T25">in </text:span><text:span text:style-name="T26">ReactJS</text:span><text:span text:style-name="T25"> </text:span><text:span text:style-name="T25">and modern</text:span></text:p>
            <text:p text:style-name="P21"><text:span text:style-name="T25">web </text:span><text:span text:style-name="T25">developmen</text:span><text:span text:style-name="T25">t </text:span><text:span text:style-name="T25">technologie</text:span><text:span text:style-name="T25">s. Proficient </text:span><text:span text:style-name="T25">in </text:span><text:span text:style-name="T25">technologie</text:span><text:span text:style-name="T25">s such as </text:span><text:span text:style-name="T26">ES6+ </text:span><text:span text:style-name="T26">(Typescript)</text:span><text:span text:style-name="T25">, </text:span><text:span text:style-name="T26">GatsbyJS</text:span><text:span text:style-name="T25">, </text:span><text:span text:style-name="T26">Pug/Jade</text:span><text:span text:style-name="T25">, </text:span><text:span text:style-name="T26">Sass</text:span><text:span text:style-name="T25">, </text:span><text:span text:style-name="T26">Webpack</text:span><text:span text:style-name="T25">, </text:span><text:span text:style-name="T26">Vite</text:span><text:span text:style-name="T27">,</text:span><text:span text:style-name="T25"> and </text:span><text:span text:style-name="T25">much more. </text:span><text:span text:style-name="T25">Also </text:span><text:span text:style-name="T25">Experienced </text:span><text:span text:style-name="T25">in Backend </text:span><text:span text:style-name="T25">technologie</text:span><text:span text:style-name="T25">s like </text:span><text:span text:style-name="T26">NodeJS</text:span><text:span text:style-name="T25">, </text:span><text:span text:style-name="T26">ExpressJS</text:span><text:span text:style-name="T25">, </text:span><text:span text:style-name="T26">MongoDB</text:span><text:span text:style-name="T25">, </text:span><text:span text:style-name="T26">SQL</text:span><text:span text:style-name="T25">, </text:span><text:span text:style-name="T26">Postgresql</text:span><text:span text:style-name="T25">. </text:span><text:span text:style-name="T25">And he has </text:span><text:span text:style-name="T25">hands-on </text:span><text:span text:style-name="T25">building </text:span><text:span text:style-name="T25">CI/CD </text:span><text:span text:style-name="T25">pipelines </text:span><text:span text:style-name="T25">with </text:span><text:span text:style-name="T26">Docker</text:span><text:span text:style-name="T25"> </text:span><text:span text:style-name="T25">and tools </text:span><text:span text:style-name="T25">such as </text:span><text:span text:style-name="T25">Circle CI, </text:span><text:span text:style-name="T25">Travis CI, </text:span><text:span text:style-name="T25">and GitHub </text:span><text:span text:style-name="T25">Actions.</text:span></text:p>
          </draw:text-box>
        </draw:frame>
        <draw:frame draw:style-name="gr22" draw:text-style-name="P26" draw:layer="layout" svg:width="5.448cm" svg:height="0.696cm" svg:x="3.408cm" svg:y="8.945cm">
          <draw:text-box>
            <text:p text:style-name="P19"><text:span text:style-name="T28">( e Commercial </text:span><text:span text:style-name="T28">platform</text:span><text:span text:style-name="T29">)</text:span></text:p>
          </draw:text-box>
        </draw:frame>
        <draw:frame draw:style-name="gr23" draw:text-style-name="P27" draw:layer="layout" svg:width="5.448cm" svg:height="0.742cm" svg:x="1.156cm" svg:y="10.771cm">
          <draw:text-box>
            <text:p text:style-name="P19"><text:span text:style-name="T30"><text:s/></text:span><text:span text:style-name="T30">Key features :</text:span></text:p>
          </draw:text-box>
        </draw:frame>
        <draw:frame draw:style-name="gr24" draw:text-style-name="P22" draw:layer="layout" svg:width="18.72cm" svg:height="0.696cm" svg:x="1.185cm" svg:y="14.675cm">
          <draw:text-box>
            <text:list text:style-name="L2">
              <text:list-item>
                <text:p text:style-name="P21"><text:span text:style-name="T15">Develope</text:span><text:span text:style-name="T15">d a </text:span><text:span text:style-name="T15">notificati</text:span><text:span text:style-name="T15">ons </text:span><text:span text:style-name="T15">system </text:span><text:span text:style-name="T15">to </text:span><text:span text:style-name="T15">respond </text:span><text:span text:style-name="T15">to orders </text:span><text:span text:style-name="T15">and </text:span><text:span text:style-name="T15">anything </text:span><text:span text:style-name="T15">else that </text:span><text:span text:style-name="T15">should </text:span><text:span text:style-name="T15">be </text:span><text:span text:style-name="T15">notified. <text:s text:c="2"/></text:span><text:span text:style-name="T31">WIP</text:span></text:p>
              </text:list-item>
            </text:list>
          </draw:text-box>
        </draw:frame>
        <draw:frame draw:style-name="gr25" draw:text-style-name="P22" draw:layer="layout" svg:width="18.72cm" svg:height="0.696cm" svg:x="1.185cm" svg:y="15.175cm">
          <draw:text-box>
            <text:list text:style-name="L2">
              <text:list-item>
                <text:p text:style-name="P19"><text:span text:style-name="T22">Cha</text:span><text:span text:style-name="T22">t to </text:span><text:span text:style-name="T22">kee</text:span><text:span text:style-name="T22">p in </text:span><text:span text:style-name="T22">tou</text:span><text:span text:style-name="T22">ch </text:span><text:span text:style-name="T22">wit</text:span><text:span text:style-name="T22">h </text:span><text:span text:style-name="T22">you</text:span><text:span text:style-name="T22">r </text:span><text:span text:style-name="T22">ord</text:span><text:span text:style-name="T22">er. <text:s text:c="2"/></text:span><text:span text:style-name="T31">WIP</text:span></text:p>
              </text:list-item>
            </text:list>
          </draw:text-box>
        </draw:frame>
        <draw:frame draw:style-name="gr26" draw:text-style-name="P22" draw:layer="layout" svg:width="18.72cm" svg:height="0.696cm" svg:x="1.185cm" svg:y="13.719cm">
          <draw:text-box>
            <text:list text:style-name="L2">
              <text:list-item>
                <text:p text:style-name="P21"><text:span text:style-name="T15">A </text:span><text:span text:style-name="T16">pre-</text:span><text:span text:style-name="T16">Made</text:span><text:span text:style-name="T15"> </text:span><text:span text:style-name="T15">supplier </text:span><text:span text:style-name="T20">profile </text:span><text:span text:style-name="T15">and </text:span><text:span text:style-name="T15">represen</text:span><text:span text:style-name="T15">ted as </text:span><text:span text:style-name="T20">‘the </text:span><text:span text:style-name="T20">company </text:span><text:span text:style-name="T20">website’.</text:span></text:p>
              </text:list-item>
            </text:list>
          </draw:text-box>
        </draw:frame>
        <draw:frame draw:style-name="gr27" draw:text-style-name="P22" draw:layer="layout" svg:width="18.72cm" svg:height="0.696cm" svg:x="1.185cm" svg:y="13.258cm">
          <draw:text-box>
            <text:list text:style-name="L2">
              <text:list-item>
                <text:p text:style-name="P19"><text:span text:style-name="T15">Sho</text:span><text:span text:style-name="T15">p </text:span><text:span text:style-name="T15">pag</text:span><text:span text:style-name="T15">e </text:span><text:span text:style-name="T15">that </text:span><text:span text:style-name="T15">has </text:span><text:span text:style-name="T16">pop</text:span><text:span text:style-name="T16">ular </text:span><text:span text:style-name="T15">pro</text:span><text:span text:style-name="T15">duct</text:span><text:span text:style-name="T15">s </text:span><text:span text:style-name="T15">and </text:span><text:span text:style-name="T16">sug</text:span><text:span text:style-name="T16">gest</text:span><text:span text:style-name="T16">ions </text:span><text:span text:style-name="T32">for </text:span><text:span text:style-name="T32">the </text:span><text:span text:style-name="T32">cust</text:span><text:span text:style-name="T32">ome</text:span><text:span text:style-name="T32">r </text:span><text:span text:style-name="T16">(rec</text:span><text:span text:style-name="T16">om</text:span><text:span text:style-name="T16">men</text:span><text:span text:style-name="T16">dati</text:span><text:span text:style-name="T16">ons)</text:span><text:span text:style-name="T32">.</text:span></text:p>
              </text:list-item>
            </text:list>
          </draw:text-box>
        </draw:frame>
        <draw:frame draw:style-name="gr28" draw:text-style-name="P22" draw:layer="layout" svg:width="18.72cm" svg:height="0.696cm" svg:x="1.184cm" svg:y="12.318cm">
          <draw:text-box>
            <text:list text:style-name="L2">
              <text:list-item>
                <text:p text:style-name="P21"><text:span text:style-name="T21">A Hot list </text:span><text:span text:style-name="T21">for </text:span><text:span text:style-name="T19">searching</text:span><text:span text:style-name="T21"> </text:span><text:span text:style-name="T21">whole </text:span><text:span text:style-name="T21">products </text:span><text:span text:style-name="T21">Also </text:span><text:span text:style-name="T16">shows </text:span><text:span text:style-name="T16">suggestions</text:span><text:span text:style-name="T21"> </text:span><text:span text:style-name="T21">about </text:span><text:span text:style-name="T21">trending </text:span><text:span text:style-name="T21">searches.</text:span></text:p>
              </text:list-item>
            </text:list>
          </draw:text-box>
        </draw:frame>
        <draw:frame draw:style-name="gr29" draw:text-style-name="P28" draw:layer="layout" svg:width="20.221cm" svg:height="1.309cm" svg:x="0.854cm" svg:y="6.67cm">
          <draw:text-box>
            <text:p text:style-name="P19"><text:span text:style-name="T25">Now he is </text:span><text:span text:style-name="T25">looking for </text:span><text:span text:style-name="T25">a </text:span><text:span text:style-name="T25">challenging </text:span><text:span text:style-name="T25">role at </text:span><text:span text:style-name="T33">Valeo</text:span><text:span text:style-name="T25"> </text:span><text:span text:style-name="T25">where he </text:span><text:span text:style-name="T25">can </text:span><text:span text:style-name="T34">utilize</text:span><text:span text:style-name="T25"> </text:span><text:span text:style-name="T25">his skills </text:span><text:span text:style-name="T25">and </text:span><text:span text:style-name="T25">continue </text:span><text:span text:style-name="T25">learning </text:span><text:span text:style-name="T25">and </text:span><text:span text:style-name="T25">growing as </text:span><text:span text:style-name="T25">a developer.</text:span></text:p>
          </draw:text-box>
        </draw:frame>
        <draw:frame draw:style-name="gr30" draw:text-style-name="P29" draw:layer="layout" svg:width="13.431cm" svg:height="0.823cm" svg:x="1.811cm" svg:y="18.062cm">
          <draw:text-box>
            <text:p><text:span text:style-name="T35"><text:a xlink:href="https://www.coursera.org/specializations/software-design-architecture" xlink:type="simple">Software Design and Architecture Specialization</text:a></text:span></text:p>
          </draw:text-box>
        </draw:frame>
        <draw:frame draw:style-name="gr31" draw:text-style-name="P30" draw:layer="layout" svg:width="6.666cm" svg:height="0.657cm" svg:x="2.117cm" svg:y="18.567cm">
          <draw:text-box>
            <text:p text:style-name="P21"><text:span text:style-name="T36">Object-</text:span><text:span text:style-name="T36">Oriented </text:span><text:span text:style-name="T36">Design</text:span></text:p>
          </draw:text-box>
        </draw:frame>
        <draw:line draw:style-name="gr11" draw:text-style-name="P31" draw:layer="layout" svg:x1="3.91cm" svg:y1="17.571cm" svg:x2="20.367cm" svg:y2="17.581cm">
          <text:p/>
        </draw:line>
        <draw:frame draw:style-name="gr32" draw:text-style-name="P32" draw:layer="layout" svg:width="3.686cm" svg:height="0.633cm" svg:x="0.66cm" svg:y="17.603cm">
          <draw:text-box>
            <text:p text:style-name="P1"><text:span text:style-name="T37">Certificates</text:span></text:p>
          </draw:text-box>
        </draw:frame>
        <draw:frame draw:style-name="gr33" draw:text-style-name="P33" draw:layer="layout" svg:width="4.155cm" svg:height="0.708cm" svg:x="0.656cm" svg:y="17.133cm">
          <draw:text-box>
            <text:p><text:span text:style-name="T38">Achievements</text:span></text:p>
          </draw:text-box>
        </draw:frame>
        <draw:line draw:style-name="gr34" draw:text-style-name="P34" draw:layer="layout" svg:x1="1.555cm" svg:y1="18.699cm" svg:x2="1.555cm" svg:y2="20.226cm">
          <text:p text:style-name="P11"><text:s/></text:p>
        </draw:line>
        <draw:frame draw:style-name="gr35" draw:text-style-name="P36" draw:layer="layout" svg:width="3.502cm" svg:height="0.717cm" svg:x="16.361cm" svg:y="18.578cm">
          <draw:text-box>
            <text:p text:style-name="P35"><text:span text:style-name="T39">(</text:span><text:span text:style-name="T40">Dec. <text:s/>2021)</text:span></text:p>
          </draw:text-box>
        </draw:frame>
        <draw:frame draw:style-name="gr35" draw:text-style-name="P38" draw:layer="layout" svg:width="2.338cm" svg:height="0.717cm" svg:x="11.737cm" svg:y="18.121cm">
          <draw:text-box>
            <text:p text:style-name="P37"><text:span text:style-name="T39">Coursera</text:span></text:p>
          </draw:text-box>
        </draw:frame>
        <draw:frame draw:style-name="gr31" draw:text-style-name="P30" draw:layer="layout" svg:width="6.666cm" svg:height="0.657cm" svg:x="2.117cm" svg:y="18.967cm">
          <draw:text-box>
            <text:p text:style-name="P19"><text:span text:style-name="T36">Design Patterns</text:span></text:p>
          </draw:text-box>
        </draw:frame>
        <draw:frame draw:style-name="gr35" draw:text-style-name="P36" draw:layer="layout" svg:width="3.502cm" svg:height="0.717cm" svg:x="16.361cm" svg:y="18.978cm">
          <draw:text-box>
            <text:p text:style-name="P35"><text:span text:style-name="T39">(***</text:span><text:span text:style-name="T40">)</text:span></text:p>
          </draw:text-box>
        </draw:frame>
        <draw:frame draw:style-name="gr31" draw:text-style-name="P30" draw:layer="layout" svg:width="6.666cm" svg:height="0.657cm" svg:x="2.117cm" svg:y="19.367cm">
          <draw:text-box>
            <text:p text:style-name="P21"><text:span text:style-name="T36">Software Architecture</text:span></text:p>
          </draw:text-box>
        </draw:frame>
        <draw:frame draw:style-name="gr35" draw:text-style-name="P36" draw:layer="layout" svg:width="3.502cm" svg:height="0.717cm" svg:x="16.361cm" svg:y="19.378cm">
          <draw:text-box>
            <text:p text:style-name="P35"><text:span text:style-name="T39">(***</text:span><text:span text:style-name="T40">)</text:span></text:p>
          </draw:text-box>
        </draw:frame>
        <draw:frame draw:style-name="gr31" draw:text-style-name="P30" draw:layer="layout" svg:width="6.666cm" svg:height="0.657cm" svg:x="2.117cm" svg:y="19.767cm">
          <draw:text-box>
            <text:p text:style-name="P21"><text:span text:style-name="T36">Service-Oriented Architecture</text:span></text:p>
          </draw:text-box>
        </draw:frame>
        <draw:frame draw:style-name="gr35" draw:text-style-name="P36" draw:layer="layout" svg:width="3.502cm" svg:height="0.717cm" svg:x="16.361cm" svg:y="19.778cm">
          <draw:text-box>
            <text:p text:style-name="P35"><text:span text:style-name="T39">(***</text:span><text:span text:style-name="T40">)</text:span></text:p>
          </draw:text-box>
        </draw:frame>
        <draw:frame draw:style-name="gr36" draw:text-style-name="P39" draw:layer="layout" svg:width="1.892cm" svg:height="0.696cm" svg:x="1.254cm" svg:y="16.405cm">
          <draw:text-box>
            <text:p text:style-name="P7"><text:span text:style-name="T41">Reactjs</text:span></text:p>
          </draw:text-box>
        </draw:frame>
        <draw:frame draw:style-name="gr36" draw:text-style-name="P40" draw:layer="layout" svg:width="2.699cm" svg:height="0.696cm" svg:x="4.192cm" svg:y="16.386cm">
          <draw:text-box>
            <text:p text:style-name="P7"><text:span text:style-name="T41">Typescript</text:span></text:p>
          </draw:text-box>
        </draw:frame>
        <draw:frame draw:style-name="gr36" draw:text-style-name="P39" draw:layer="layout" svg:width="1.766cm" svg:height="0.696cm" svg:x="2.911cm" svg:y="16.405cm">
          <draw:text-box>
            <text:p text:style-name="P7"><text:span text:style-name="T41">Redu</text:span><text:span text:style-name="T42">x</text:span></text:p>
          </draw:text-box>
        </draw:frame>
        <draw:frame draw:style-name="gr36" draw:text-style-name="P40" draw:layer="layout" svg:width="2.699cm" svg:height="0.696cm" svg:x="6.373cm" svg:y="16.409cm">
          <draw:text-box>
            <text:p text:style-name="P7"><text:span text:style-name="T41">Expressjs</text:span></text:p>
          </draw:text-box>
        </draw:frame>
        <draw:frame draw:style-name="gr36" draw:text-style-name="P41" draw:layer="layout" svg:width="2.699cm" svg:height="0.696cm" svg:x="8.432cm" svg:y="16.386cm">
          <draw:text-box>
            <text:p text:style-name="P7"><text:span text:style-name="T41">MongoDB</text:span></text:p>
          </draw:text-box>
        </draw:frame>
        <draw:frame draw:style-name="gr36" draw:text-style-name="P40" draw:layer="layout" svg:width="1.803cm" svg:height="0.696cm" svg:x="10.109cm" svg:y="16.386cm">
          <draw:text-box>
            <text:p text:style-name="P7"><text:span text:style-name="T41">Docker</text:span></text:p>
          </draw:text-box>
        </draw:frame>
        <draw:line draw:style-name="gr11" draw:text-style-name="P17" draw:layer="measurelines" svg:x1="3.184cm" svg:y1="3.408cm" svg:x2="20.367cm" svg:y2="3.408cm">
          <text:p/>
        </draw:line>
        <draw:line draw:style-name="gr11" draw:text-style-name="P31" draw:layer="layout" svg:x1="4.609cm" svg:y1="22.934cm" svg:x2="20.367cm" svg:y2="22.934cm">
          <text:p/>
        </draw:line>
        <draw:frame draw:style-name="gr37" draw:text-style-name="P42" draw:layer="layout" svg:width="3.556cm" svg:height="0.873cm" svg:x="1.829cm" svg:y="23.466cm">
          <draw:text-box>
            <text:p><text:span text:style-name="T43">Upwork</text:span></text:p>
          </draw:text-box>
        </draw:frame>
        <draw:frame draw:style-name="gr35" draw:text-style-name="P44" draw:layer="layout" svg:width="5.143cm" svg:height="0.717cm" svg:x="14.841cm" svg:y="23.559cm">
          <draw:text-box>
            <text:p text:style-name="P43"><text:span text:style-name="T44">Ju</text:span><text:span text:style-name="T44">n </text:span><text:span text:style-name="T44">– </text:span><text:span text:style-name="T44">2</text:span><text:span text:style-name="T44">0</text:span><text:span text:style-name="T44">1</text:span><text:span text:style-name="T44">9 </text:span><text:span text:style-name="T44">: </text:span><text:span text:style-name="T44">S</text:span><text:span text:style-name="T44">e</text:span><text:span text:style-name="T44">p <text:s/></text:span><text:span text:style-name="T44">- </text:span><text:span text:style-name="T44">2</text:span><text:span text:style-name="T44">0</text:span><text:span text:style-name="T44">2</text:span><text:span text:style-name="T44">0 </text:span></text:p>
          </draw:text-box>
        </draw:frame>
        <draw:frame draw:style-name="gr38" draw:text-style-name="P45" draw:layer="layout" svg:width="5.225cm" svg:height="0.823cm" svg:x="1.86cm" svg:y="24.501cm">
          <draw:text-box>
            <text:p text:style-name="P21"><text:span text:style-name="T45">Web </text:span><text:span text:style-name="T45">Designe</text:span><text:span text:style-name="T45">r</text:span></text:p>
          </draw:text-box>
        </draw:frame>
        <draw:frame draw:style-name="gr39" draw:text-style-name="P46" draw:layer="layout" svg:width="3.031cm" svg:height="0.742cm" svg:x="4.062cm" svg:y="23.532cm">
          <draw:text-box>
            <text:p text:style-name="P21"><text:span text:style-name="T46">freelancing</text:span></text:p>
          </draw:text-box>
        </draw:frame>
        <draw:frame draw:style-name="gr31" draw:text-style-name="P47" draw:layer="layout" svg:width="4.145cm" svg:height="0.657cm" svg:x="1.828cm" svg:y="24.029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36" draw:text-style-name="P48" draw:layer="layout" svg:width="18.566cm" svg:height="0.696cm" svg:x="2.016cm" svg:y="25.108cm">
          <draw:text-box>
            <text:list text:style-name="L1">
              <text:list-item>
                <text:p text:style-name="P21"><text:span text:style-name="T47">Learned some </text:span><text:span text:style-name="T47">additional </text:span><text:span text:style-name="T47">communication skills.</text:span></text:p>
              </text:list-item>
            </text:list>
          </draw:text-box>
        </draw:frame>
        <draw:frame draw:style-name="gr36" draw:text-style-name="P48" draw:layer="layout" svg:width="18.566cm" svg:height="0.696cm" svg:x="2.016cm" svg:y="25.508cm">
          <draw:text-box>
            <text:list text:style-name="L1">
              <text:list-item>
                <text:p text:style-name="P21"><text:span text:style-name="T47">Achieved </text:span><text:span text:style-name="T47">some </text:span><text:span text:style-name="T47">progress in </text:span><text:span text:style-name="T47">backend </text:span><text:span text:style-name="T47">technologies, </text:span><text:span text:style-name="T47">Because I </text:span><text:span text:style-name="T47">needed it to </text:span><text:span text:style-name="T47">finish some </text:span><text:span text:style-name="T47">projects.</text:span></text:p>
              </text:list-item>
            </text:list>
          </draw:text-box>
        </draw:frame>
        <draw:frame draw:style-name="gr36" draw:text-style-name="P48" draw:layer="layout" svg:width="18.566cm" svg:height="0.696cm" svg:x="2.016cm" svg:y="25.93cm">
          <draw:text-box>
            <text:list text:style-name="L1">
              <text:list-item>
                <text:p text:style-name="P21"><text:span text:style-name="T47">Became aware of UI &amp; UX more than in the beginning.</text:span></text:p>
              </text:list-item>
            </text:list>
          </draw:text-box>
        </draw:frame>
        <draw:frame draw:style-name="gr40" draw:text-style-name="P32" draw:layer="layout" svg:width="5.228cm" svg:height="0.751cm" svg:x="0.664cm" svg:y="23.003cm">
          <draw:text-box>
            <text:p text:style-name="P1"><text:span text:style-name="T37">Employment</text:span></text:p>
          </draw:text-box>
        </draw:frame>
        <draw:frame draw:style-name="gr16" draw:text-style-name="P33" draw:layer="layout" svg:width="4.155cm" svg:height="0.835cm" svg:x="0.66cm" svg:y="22.513cm">
          <draw:text-box>
            <text:p><text:span text:style-name="T38">Work </text:span><text:span text:style-name="T38">Experie</text:span><text:span text:style-name="T38">nce</text:span></text:p>
          </draw:text-box>
        </draw:frame>
        <draw:frame draw:style-name="gr30" draw:text-style-name="P29" draw:layer="layout" svg:width="12.174cm" svg:height="0.823cm" svg:x="1.804cm" svg:y="20.155cm">
          <draw:text-box>
            <text:p><text:span text:style-name="T35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31" draw:text-style-name="P30" draw:layer="layout" svg:width="6.666cm" svg:height="0.657cm" svg:x="2.11cm" svg:y="20.692cm">
          <draw:text-box>
            <text:p text:style-name="P21"><text:span text:style-name="T36"><text:a xlink:href="https://www.coursera.org/account/accomplishments/certificate/BKCFVNAFFKDN" xlink:type="simple">Getting started with go</text:a></text:span></text:p>
          </draw:text-box>
        </draw:frame>
        <draw:frame draw:style-name="gr41" draw:text-style-name="P49" draw:layer="layout" svg:width="9.188cm" svg:height="0.657cm" svg:x="2.11cm" svg:y="21.093cm">
          <draw:text-box>
            <text:p text:style-name="P19"><text:span text:style-name="T36"><text:a xlink:href="https://www.coursera.org/account/accomplishments/certificate/J5H8SCLC5ETH" xlink:type="simple">Function, methods, and interfaces in go</text:a></text:span></text:p>
          </draw:text-box>
        </draw:frame>
        <draw:frame draw:style-name="gr31" draw:text-style-name="P30" draw:layer="layout" svg:width="6.666cm" svg:height="0.657cm" svg:x="2.11cm" svg:y="21.494cm">
          <draw:text-box>
            <text:p text:style-name="P21"><text:span text:style-name="T36"><text:a xlink:href="https://www.coursera.org/account/accomplishments/certificate/W3DF8F9A7V9P" xlink:type="simple">Concurrency in go</text:a></text:span></text:p>
          </draw:text-box>
        </draw:frame>
        <draw:frame draw:style-name="gr35" draw:text-style-name="P36" draw:layer="layout" svg:width="3.502cm" svg:height="0.717cm" svg:x="16.367cm" svg:y="20.678cm">
          <draw:text-box>
            <text:p text:style-name="P43"><text:span text:style-name="T39">(</text:span><text:span text:style-name="T48">Nov. 2021)</text:span></text:p>
          </draw:text-box>
        </draw:frame>
        <draw:frame draw:style-name="gr35" draw:text-style-name="P50" draw:layer="layout" svg:width="4.059cm" svg:height="0.717cm" svg:x="15.81cm" svg:y="21.035cm">
          <draw:text-box>
            <text:p text:style-name="P43"><text:span text:style-name="T39">(Dec</text:span><text:span text:style-name="T40">. 2021)</text:span></text:p>
          </draw:text-box>
        </draw:frame>
        <draw:frame draw:style-name="gr35" draw:text-style-name="P50" draw:layer="layout" svg:width="4.059cm" svg:height="0.717cm" svg:x="15.811cm" svg:y="21.473cm">
          <draw:text-box>
            <text:p text:style-name="P35"><text:span text:style-name="T39">(Dec. </text:span><text:span text:style-name="T40">2021)</text:span></text:p>
          </draw:text-box>
        </draw:frame>
        <draw:frame draw:style-name="gr35" draw:text-style-name="P38" draw:layer="layout" svg:width="2.338cm" svg:height="0.717cm" svg:x="11.127cm" svg:y="20.218cm">
          <draw:text-box>
            <text:p text:style-name="P37"><text:span text:style-name="T39">Coursera</text:span></text:p>
          </draw:text-box>
        </draw:frame>
        <draw:frame draw:style-name="gr42" draw:text-style-name="P29" draw:layer="layout" svg:width="15.084cm" svg:height="0.742cm" svg:x="1.791cm" svg:y="21.91cm">
          <draw:text-box>
            <text:p><text:span text:style-name="T35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35" draw:text-style-name="P36" draw:layer="layout" svg:width="3.502cm" svg:height="0.717cm" svg:x="16.354cm" svg:y="21.95cm">
          <draw:text-box>
            <text:p text:style-name="P43"><text:span text:style-name="T39">(Jan. 2023</text:span><text:span text:style-name="T48">)</text:span></text:p>
          </draw:text-box>
        </draw:frame>
        <draw:frame draw:style-name="gr35" draw:text-style-name="P38" draw:layer="layout" svg:width="2.338cm" svg:height="0.717cm" svg:x="15.103cm" svg:y="21.943cm">
          <draw:text-box>
            <text:p text:style-name="P37"><text:span text:style-name="T39">Udemy</text:span></text:p>
          </draw:text-box>
        </draw:frame>
        <draw:custom-shape draw:style-name="gr43" draw:text-style-name="P51" draw:layer="layout" svg:width="0.175cm" svg:height="0.181cm" svg:x="1.46cm" svg:y="18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1" draw:layer="layout" svg:width="0.175cm" svg:height="0.181cm" svg:x="1.46cm" svg:y="20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52" draw:layer="layout" svg:x1="1.555cm" svg:y1="20.77cm" svg:x2="1.555cm" svg:y2="21.976cm">
          <text:p/>
        </draw:line>
        <draw:custom-shape draw:style-name="gr43" draw:text-style-name="P51" draw:layer="layout" svg:width="0.175cm" svg:height="0.181cm" svg:x="1.46cm" svg:y="22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52" draw:layer="layout" svg:x1="1.555cm" svg:y1="24.119cm" svg:x2="1.555cm" svg:y2="26.347cm">
          <text:p/>
        </draw:line>
        <draw:custom-shape draw:style-name="gr43" draw:text-style-name="P51" draw:layer="layout" svg:width="0.175cm" svg:height="0.181cm" svg:x="1.46cm" svg:y="23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53" draw:layer="layout" svg:width="3.556cm" svg:height="0.873cm" svg:x="1.905cm" svg:y="26.425cm">
          <draw:text-box>
            <text:p><text:span text:style-name="T43">Military</text:span></text:p>
          </draw:text-box>
        </draw:frame>
        <draw:frame draw:style-name="gr35" draw:text-style-name="P44" draw:layer="layout" svg:width="5.143cm" svg:height="0.717cm" svg:x="14.878cm" svg:y="26.576cm">
          <draw:text-box>
            <text:p text:style-name="P43"><text:span text:style-name="T44">Jan – 2022 : </text:span><text:span text:style-name="T44">Mar <text:s/>- 2023 </text:span></text:p>
          </draw:text-box>
        </draw:frame>
        <draw:frame draw:style-name="gr45" draw:text-style-name="P45" draw:layer="layout" svg:width="5.225cm" svg:height="0.823cm" svg:x="1.897cm" svg:y="27.628cm">
          <draw:text-box>
            <text:p text:style-name="P21"><text:span text:style-name="T45">Fullstack </text:span><text:span text:style-name="T45">developer</text:span></text:p>
          </draw:text-box>
        </draw:frame>
        <draw:frame draw:style-name="gr46" draw:text-style-name="P54" draw:layer="layout" svg:width="9.256cm" svg:height="0.742cm" svg:x="4.14cm" svg:y="26.539cm">
          <draw:text-box>
            <text:p text:style-name="P19"><text:span text:style-name="T49">While </text:span><text:span text:style-name="T49">performing my </text:span><text:span text:style-name="T49">Military service</text:span></text:p>
          </draw:text-box>
        </draw:frame>
        <draw:frame draw:style-name="gr47" draw:text-style-name="P55" draw:layer="layout" svg:width="19.062cm" svg:height="1.263cm" svg:x="1.875cm" svg:y="28.243cm">
          <draw:text-box>
            <text:p text:style-name="P21"><text:span text:style-name="T50">Played full role, </text:span><text:span text:style-name="T50">I built quite </text:span><text:span text:style-name="T50">several </text:span><text:span text:style-name="T50">projects, </text:span><text:span text:style-name="T50">front&amp;back end. </text:span><text:span text:style-name="T50">Most of the </text:span><text:span text:style-name="T50">time I was </text:span><text:span text:style-name="T50">dealing with </text:span><text:span text:style-name="T51">MSSQL server</text:span><text:span text:style-name="T50">, </text:span><text:span text:style-name="T51">Sqlite</text:span><text:span text:style-name="T50"> on top </text:span><text:span text:style-name="T50">of </text:span><text:span text:style-name="T51">NodeJS</text:span><text:span text:style-name="T50">, and </text:span><text:span text:style-name="T51">Reactjs</text:span><text:span text:style-name="T50">.</text:span></text:p>
          </draw:text-box>
        </draw:frame>
        <draw:frame draw:style-name="gr31" draw:text-style-name="P47" draw:layer="layout" svg:width="4.145cm" svg:height="0.657cm" svg:x="1.865cm" svg:y="27.042cm">
          <draw:text-box>
            <text:p text:style-name="P21"><text:span text:style-name="T17"><text:a xlink:href="https://test.com/" xlink:type="simple">External resource</text:a></text:span></text:p>
          </draw:text-box>
        </draw:frame>
        <draw:line draw:style-name="gr44" draw:text-style-name="P52" draw:layer="layout" svg:x1="1.567cm" svg:y1="27.16cm" svg:x2="1.567cm" svg:y2="29.713cm">
          <text:p/>
        </draw:line>
        <draw:custom-shape draw:style-name="gr43" draw:text-style-name="P51" draw:layer="layout" svg:width="0.175cm" svg:height="0.181cm" svg:x="1.472cm" svg:y="26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2.998cm" svg:y="9.04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FB6A8883B26EEF.png" xlink:type="simple" xlink:show="embed" xlink:actuate="onLoad" draw:mime-type="image/png"/>
        </draw:frame>
        <draw:frame draw:style-name="gr9" draw:text-style-name="P14" draw:layer="layout" svg:width="0.466cm" svg:height="0.466cm" svg:x="9.424cm" svg:y="9.65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FB6A8883B26EEF.png" xlink:type="simple" xlink:show="embed" xlink:actuate="onLoad" draw:mime-type="image/png"/>
        </draw:frame>
        <draw:frame draw:style-name="gr9" draw:text-style-name="P14" draw:layer="layout" svg:width="0.466cm" svg:height="0.466cm" svg:x="11.589cm" svg:y="18.16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FB6A8883B26EEF.png" xlink:type="simple" xlink:show="embed" xlink:actuate="onLoad" draw:mime-type="image/png"/>
        </draw:frame>
        <draw:frame draw:style-name="gr9" draw:text-style-name="P14" draw:layer="layout" svg:width="0.466cm" svg:height="0.466cm" svg:x="10.889cm" svg:y="20.27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FB6A8883B26EEF.png" xlink:type="simple" xlink:show="embed" xlink:actuate="onLoad" draw:mime-type="image/png"/>
        </draw:frame>
        <draw:frame draw:style-name="gr9" draw:text-style-name="P14" draw:layer="layout" svg:width="0.466cm" svg:height="0.466cm" svg:x="15.007cm" svg:y="22.02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FB6A8883B26EEF.png" xlink:type="simple" xlink:show="embed" xlink:actuate="onLoad" draw:mime-type="image/png"/>
        </draw:frame>
        <draw:frame draw:style-name="gr9" draw:text-style-name="P14" draw:layer="layout" svg:width="0.466cm" svg:height="0.466cm" svg:x="5.924cm" svg:y="27.137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FB6A8883B26EEF.png" xlink:type="simple" xlink:show="embed" xlink:actuate="onLoad" draw:mime-type="image/png"/>
        </draw:frame>
        <draw:frame draw:style-name="gr9" draw:text-style-name="P14" draw:layer="layout" svg:width="0.466cm" svg:height="0.466cm" svg:x="4.391cm" svg:y="24.10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FB6A8883B26EEF.png" xlink:type="simple" xlink:show="embed" xlink:actuate="onLoad" draw:mime-type="image/png"/>
        </draw:frame>
      </draw:page>
      <draw:page draw:name="page2" draw:style-name="dp1" draw:master-page-name="Default">
        <draw:frame draw:style-name="gr48" draw:text-style-name="P53" draw:layer="layout" svg:width="8.388cm" svg:height="0.78cm" svg:x="1.158cm" svg:y="4.946cm">
          <draw:text-box>
            <text:p><text:span text:style-name="T52">UNIVERSITY </text:span><text:span text:style-name="T52">OF SADAT </text:span><text:span text:style-name="T52">CITY</text:span></text:p>
          </draw:text-box>
        </draw:frame>
        <draw:frame draw:style-name="gr49" draw:text-style-name="P56" draw:layer="layout" svg:width="3.031cm" svg:height="0.742cm" svg:x="1.448cm" svg:y="6.147cm">
          <draw:text-box>
            <text:p text:style-name="P21"><text:span text:style-name="T53">Law student</text:span></text:p>
          </draw:text-box>
        </draw:frame>
        <draw:frame draw:style-name="gr31" draw:text-style-name="P47" draw:layer="layout" svg:width="4.145cm" svg:height="0.657cm" svg:x="1.464cm" svg:y="5.5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1" draw:layer="layout" svg:x1="3.237cm" svg:y1="4.27cm" svg:x2="20.367cm" svg:y2="4.27cm">
          <text:p/>
        </draw:line>
        <draw:frame draw:style-name="gr16" draw:text-style-name="P33" draw:layer="layout" svg:width="4.155cm" svg:height="0.835cm" svg:x="0.698cm" svg:y="3.817cm">
          <draw:text-box>
            <text:p><text:span text:style-name="T38">Education</text:span></text:p>
          </draw:text-box>
        </draw:frame>
        <draw:frame draw:style-name="gr35" draw:text-style-name="P44" draw:layer="layout" svg:width="3.502cm" svg:height="0.717cm" svg:x="16.702cm" svg:y="4.985cm">
          <draw:text-box>
            <text:p text:style-name="P43"><text:span text:style-name="T44">2017 - 2021</text:span></text:p>
          </draw:text-box>
        </draw:frame>
        <draw:frame draw:style-name="gr40" draw:text-style-name="P32" draw:layer="layout" svg:width="2.431cm" svg:height="0.751cm" svg:x="0.691cm" svg:y="4.275cm">
          <draw:text-box>
            <text:p text:style-name="P1"><text:span text:style-name="T37">Academic</text:span></text:p>
          </draw:text-box>
        </draw:frame>
        <draw:frame draw:style-name="gr50" draw:text-style-name="P57" draw:layer="layout" svg:width="7.385cm" svg:height="0.742cm" svg:x="1.012cm" svg:y="7.639cm">
          <draw:text-box>
            <text:p text:style-name="P21"><text:span text:style-name="T54">Languages:</text:span></text:p>
          </draw:text-box>
        </draw:frame>
        <draw:frame draw:style-name="gr51" draw:text-style-name="P58" draw:layer="layout" svg:width="8.182cm" svg:height="0.742cm" svg:x="1.717cm" svg:y="8.236cm">
          <draw:text-box>
            <text:p text:style-name="P21"><text:span text:style-name="T55">Arabic <text:s text:c="2"/></text:span><text:span text:style-name="T53">native</text:span></text:p>
          </draw:text-box>
        </draw:frame>
        <draw:frame draw:style-name="gr52" draw:text-style-name="P58" draw:layer="layout" svg:width="8.436cm" svg:height="0.742cm" svg:x="1.712cm" svg:y="8.839cm">
          <draw:text-box>
            <text:p text:style-name="P21"><text:span text:style-name="T56">English</text:span></text:p>
          </draw:text-box>
        </draw:frame>
        <draw:frame draw:style-name="gr53" draw:text-style-name="P58" draw:layer="layout" svg:width="7.674cm" svg:height="0.742cm" svg:x="1.712cm" svg:y="9.439cm">
          <draw:text-box>
            <text:p text:style-name="P21"><text:span text:style-name="T56">Deutsch</text:span></text:p>
          </draw:text-box>
        </draw:frame>
        <draw:frame draw:style-name="gr54" draw:text-style-name="P57" draw:layer="layout" svg:width="6.876cm" svg:height="0.742cm" svg:x="1.012cm" svg:y="10.039cm">
          <draw:text-box>
            <text:p text:style-name="P21"><text:span text:style-name="T54">More useful </text:span><text:span text:style-name="T54">links:</text:span></text:p>
          </draw:text-box>
        </draw:frame>
        <draw:line draw:style-name="gr55" draw:text-style-name="P59" draw:layer="layout" svg:x1="2.504cm" svg:y1="7.125cm" svg:x2="20.367cm" svg:y2="7.125cm">
          <text:p text:style-name="P11"><text:span text:style-name="T57"><text:s/></text:span></text:p>
        </draw:line>
        <draw:frame draw:style-name="gr56" draw:text-style-name="P32" draw:layer="layout" svg:width="2.421cm" svg:height="0.797cm" svg:x="0.701cm" svg:y="7.13cm">
          <draw:text-box>
            <text:p text:style-name="P1"><text:span text:style-name="T58">More Info</text:span></text:p>
          </draw:text-box>
        </draw:frame>
        <draw:frame draw:style-name="gr16" draw:text-style-name="P33" draw:layer="layout" svg:width="2.108cm" svg:height="0.835cm" svg:x="0.697cm" svg:y="6.696cm">
          <draw:text-box>
            <text:p><text:span text:style-name="T38">Extras</text:span></text:p>
          </draw:text-box>
        </draw:frame>
        <draw:frame draw:style-name="gr57" draw:text-style-name="P60" draw:layer="layout" svg:width="13.482cm" svg:height="0.742cm" svg:x="1.769cm" svg:y="10.65cm">
          <draw:text-box>
            <text:p text:style-name="P19"><text:span text:style-name="T59">@salihcodev</text:span><text:span text:style-name="T60"> </text:span><text:span text:style-name="T61"><text:s text:c="2"/></text:span><text:span text:style-name="T61"><text:s text:c="2"/></text:span><text:span text:style-name="T61"><text:a xlink:href="https://www.github.com/salihcodev" xlink:type="simple">Github</text:a></text:span><text:span text:style-name="T62">, </text:span><text:span text:style-name="T62"><text:a xlink:href="https://www.linkedin.com/in/salihcodev" xlink:type="simple">Linkedin</text:a></text:span><text:span text:style-name="T62">, </text:span><text:span text:style-name="T62"><text:a xlink:href="https://www.twitter.com/salihcodev" xlink:type="simple">Twitter</text:a></text:span><text:span text:style-name="T62">, </text:span><text:span text:style-name="T62"><text:a xlink:href="https://www.facebook.com/salihcodev" xlink:type="simple">Facebook</text:a></text:span></text:p>
          </draw:text-box>
        </draw:frame>
        <draw:frame draw:style-name="gr58" draw:text-style-name="P61" draw:layer="layout" svg:width="18.566cm" svg:height="1.141cm" svg:x="1.98cm" svg:y="0.069cm">
          <draw:text-box>
            <text:list text:style-name="L1">
              <text:list-item>
                <text:p text:style-name="P19"><text:span text:style-name="T63">Office </text:span><text:span text:style-name="T63">Archiver –</text:span><text:span text:style-name="T64"> </text:span><text:span text:style-name="T65">Worked on </text:span><text:span text:style-name="T65">full </text:span><text:span text:style-name="T65">functional </text:span><text:span text:style-name="T65">archive can </text:span><text:span text:style-name="T66">CRUD</text:span><text:span text:style-name="T65"> fax, </text:span><text:span text:style-name="T65">And view </text:span><text:span text:style-name="T65">some </text:span><text:span text:style-name="T65">managerial </text:span><text:span text:style-name="T65">stuff also</text:span><text:span text:style-name="T67">. </text:span><text:span text:style-name="T67">All that </text:span><text:span text:style-name="T67">depends on </text:span><text:span text:style-name="T68">year, stage, </text:span><text:span text:style-name="T67"><text:s/></text:span><text:span text:style-name="T67">and </text:span><text:span text:style-name="T69">fax title</text:span><text:span text:style-name="T67"> </text:span><text:span text:style-name="T67">or soldier </text:span><text:span text:style-name="T69">name</text:span><text:span text:style-name="T67">.</text:span></text:p>
              </text:list-item>
            </text:list>
          </draw:text-box>
        </draw:frame>
        <draw:frame draw:style-name="gr36" draw:text-style-name="P61" draw:layer="layout" svg:width="18.566cm" svg:height="0.696cm" svg:x="1.98cm" svg:y="2.946cm">
          <draw:text-box>
            <text:list text:style-name="L1">
              <text:list-item>
                <text:p text:style-name="P19"><text:span text:style-name="T63">Interview </text:span><text:span text:style-name="T63">Panel –</text:span><text:span text:style-name="T64"> </text:span><text:span text:style-name="T65">Built a </text:span><text:span text:style-name="T65">dashboard </text:span><text:span text:style-name="T65">to </text:span><text:span text:style-name="T66">View, </text:span><text:span text:style-name="T66">Collect, <text:s/></text:span><text:span text:style-name="T66">Edit, </text:span><text:span text:style-name="T65">and </text:span><text:span text:style-name="T66">Delete </text:span><text:span text:style-name="T67">soldier </text:span><text:span text:style-name="T67">profile.</text:span></text:p>
              </text:list-item>
            </text:list>
          </draw:text-box>
        </draw:frame>
        <draw:frame draw:style-name="gr58" draw:text-style-name="P61" draw:layer="layout" svg:width="18.566cm" svg:height="1.141cm" svg:x="1.98cm" svg:y="1.984cm">
          <draw:text-box>
            <text:list text:style-name="L1">
              <text:list-item>
                <text:p text:style-name="P21"><text:span text:style-name="T70">Solider </text:span><text:span text:style-name="T70">Examiner –</text:span><text:span text:style-name="T71"> </text:span><text:span text:style-name="T47">Rebuilt</text:span><text:span text:style-name="T72"> </text:span><text:span text:style-name="T72">exam app, </text:span><text:span text:style-name="T72">which has </text:span><text:span text:style-name="T72">questions </text:span><text:span text:style-name="T72">that helps </text:span><text:span text:style-name="T72">to measure </text:span><text:span text:style-name="T72">Psychologic</text:span><text:span text:style-name="T72">al, Sexual, </text:span><text:span text:style-name="T72">and </text:span><text:span text:style-name="T72">religious </text:span><text:span text:style-name="T72">deviations.</text:span></text:p>
              </text:list-item>
            </text:list>
          </draw:text-box>
        </draw:frame>
        <draw:frame draw:style-name="gr58" draw:text-style-name="P61" draw:layer="layout" svg:width="18.566cm" svg:height="1.141cm" svg:x="1.98cm" svg:y="1.005cm">
          <draw:text-box>
            <text:list text:style-name="L1">
              <text:list-item>
                <text:p text:style-name="P21"><text:span text:style-name="T70">Leader </text:span><text:span text:style-name="T70">Assesstant </text:span><text:span text:style-name="T70">–</text:span><text:span text:style-name="T71"> </text:span><text:span text:style-name="T72">Developed </text:span><text:span text:style-name="T72">an app </text:span><text:span text:style-name="T72">helps the </text:span><text:span text:style-name="T72">leader to </text:span><text:span text:style-name="T72">assign </text:span><text:span text:style-name="T72">orders, </text:span><text:span text:style-name="T72">track </text:span><text:span text:style-name="T72">requests, </text:span><text:span text:style-name="T72">and can </text:span><text:span text:style-name="T72">response </text:span><text:span text:style-name="T72">back for </text:span><text:span text:style-name="T72">requests </text:span><text:span text:style-name="T69">approve</text:span><text:span text:style-name="T72">, </text:span><text:span text:style-name="T69">wait</text:span><text:span text:style-name="T72"> or just </text:span><text:span text:style-name="T69">delete</text:span><text:span text:style-name="T72"> it </text:span><text:span text:style-name="T72">quitely.</text:span></text:p>
              </text:list-item>
            </text:list>
          </draw:text-box>
        </draw:frame>
        <draw:line draw:style-name="gr44" draw:text-style-name="P52" draw:layer="layout" svg:x1="1.542cm" svg:y1="-0.221cm" svg:x2="1.542cm" svg:y2="3.599cm">
          <text:p/>
        </draw:line>
        <draw:frame draw:style-name="gr9" draw:text-style-name="P14" draw:layer="layout" svg:width="0.466cm" svg:height="0.466cm" svg:x="5.497cm" svg:y="5.6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FB6A8883B26EE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adornments="Bold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3.7.2$Linux_X86_64 LibreOffice_project/30$Build-2</meta:generator>
    <dc:date>2023-01-27T11:19:18.950499200</dc:date>
    <meta:editing-duration>P3DT17H42M57S</meta:editing-duration>
    <meta:editing-cycles>694</meta:editing-cycles>
    <meta:document-statistic meta:object-count="118"/>
  </office:meta>
</office:document-meta>
</file>